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6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4.94pt" draw:z-index="5" draw:style-name="gr3" draw:text-style-name="P3" svg:width="39.49pt" svg:height="15.05pt" svg:x="64.26pt" svg:y="22.3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6">00/00/0000</text:date>, <text:time style:data-style-name="N2" text:time-value="11:47:03.95479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16T17:05:16.681248335</dc:date>
    <meta:editing-duration>P81DT3H36M45S</meta:editing-duration>
    <meta:editing-cycles>3221</meta:editing-cycles>
    <meta:generator>LibreOffice/5.1.6.2$Linux_X86_64 LibreOffice_project/10m0$Build-2</meta:generator>
    <meta:document-statistic meta:table-count="3" meta:cell-count="55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